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東風ゴシック2" svg:font-family="東風ゴシック" style:font-family-generic="modern" style:font-pitch="fixed"/>
    <style:font-face style:name="東風ゴシック" svg:font-family="東風ゴシック" style:font-family-generic="roman" style:font-pitch="variable"/>
    <style:font-face style:name="IPAゴシック" svg:font-family="IPAゴシック" style:font-adornments="標準" style:font-family-generic="swiss" style:font-pitch="variable"/>
    <style:font-face style:name="東風ゴシック1" svg:font-family="東風ゴシック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textarea-horizontal-align="justify" draw:textarea-vertical-align="middle" draw:auto-grow-height="false" style:run-through="foreground"/>
    </style:style>
    <style:style style:name="gr5" style:family="graphic">
      <style:graphic-properties draw:textarea-vertical-align="middle" draw:auto-grow-height="false" fo:min-height="1.321cm" fo:min-width="0.88cm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rect draw:style-name="gr2" draw:text-style-name="P1" svg:width="3.024cm" svg:height="3.1cm" svg:x="2.05cm" svg:y="0.986cm">
      <text:p/>
     </draw:rect><draw:circle draw:style-name="gr2" draw:text-style-name="P1" svg:width="3.303cm" svg:height="3.303cm" svg:x="2.99cm" svg:y="2.281cm">
      <text:p/>
     </draw:circle><draw:g draw:style-name="gr3"><draw:custom-shape draw:style-name="gr4" draw:text-style-name="P1" svg:width="3.379cm" svg:height="3.253cm" svg:x="8.197cm" svg:y="2.485cm">
       <text:p/>
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<draw:equation draw:name="f0" draw:formula="$0 -15510"/>
        <draw:equation draw:name="f1" draw:formula="17520-?f0 "/>
        <draw:equation draw:name="f2" draw:formula="15510+?f0 "/>
        <draw:handle draw:handle-position="10800 $0" draw:handle-range-y-minimum="15510" draw:handle-range-y-maximum="17520"/>
       </draw:enhanced-geometry>
      </draw:custom-shape><draw:custom-shape draw:style-name="gr5" draw:text-style-name="P1" svg:width="1.676cm" svg:height="1.472cm" svg:x="9.772cm" svg:y="1.774cm">
       <text:p/>
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</draw:g>
    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東風ゴシック2" svg:font-family="東風ゴシック" style:font-family-generic="modern" style:font-pitch="fixed"/>
    <style:font-face style:name="東風ゴシック" svg:font-family="東風ゴシック" style:font-family-generic="roman" style:font-pitch="variable"/>
    <style:font-face style:name="IPAゴシック" svg:font-family="IPAゴシック" style:font-adornments="標準" style:font-family-generic="swiss" style:font-pitch="variable"/>
    <style:font-face style:name="東風ゴシック1" svg:font-family="東風ゴシック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東風ゴシック" fo:font-size="12pt" fo:language="en" fo:country="US" style:letter-kerning="true" style:font-name-asian="東風ゴシック1" style:font-size-asian="10.5pt" style:language-asian="ja" style:country-asian="JP" style:font-name-complex="東風ゴシック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IPAゴシック" fo:font-weight="normal" style:font-name-asian="IPAゴシック" style:font-size-asian="10.5pt" style:font-weight-asian="normal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0.37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list-style-name="Numbering_20_2" style:class="text">
      <style:paragraph-properties fo:margin-top="0.423cm" fo:margin-bottom="0.212cm" fo:keep-with-next="always"/>
      <style:text-properties style:font-name="IPAゴシック" fo:font-size="14pt" style:font-name-asian="IPAゴシック" style:font-size-asian="14pt" style:font-name-complex="東風ゴシック1" style:font-size-complex="14pt"/>
    </style:style>
    <style:style style:name="Heading_20_1" style:display-name="Heading 1" style:family="paragraph" style:parent-style-name="Heading" style:next-style-name="Text_20_body" style:list-style-name="Numbering_20_2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Numbering_20_2" style:class="text"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Numbering_20_2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list-style-name="Numbering_20_2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list-style-name="Numbering_20_2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list-style-name="Numbering_20_2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list-style-name="Numbering_20_2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list-style-name="Numbering_20_2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list-style-name="Numbering_20_2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list-style-name="Numbering_20_2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IPAゴシック" fo:font-size="10pt" style:font-name-asian="IPAゴシック" style:font-size-asian="10pt" style:font-name-complex="東風ゴシック2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min-label-width="0.499cm"/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min-label-width="0.499cm"/>
      </text:list-level-style-number>
      <text:list-level-style-number text:level="3" text:style-name="Numbering_20_Symbols" style:num-prefix=" " style:num-suffix="." style:num-format="1" text:start-value="3" text:display-levels="3">
        <style:list-level-properties text:min-label-width="1cm"/>
      </text:list-level-style-number>
      <text:list-level-style-number text:level="4" text:style-name="Numbering_20_Symbols" style:num-prefix=" " style:num-suffix="." style:num-format="1" text:start-value="4" text:display-levels="4">
        <style:list-level-properties text:min-label-width="1.251cm"/>
      </text:list-level-style-number>
      <text:list-level-style-number text:level="5" text:style-name="Numbering_20_Symbols" style:num-prefix=" " style:num-suffix="." style:num-format="1" text:start-value="5" text:display-levels="5">
        <style:list-level-properties text:min-label-width="1.499cm"/>
      </text:list-level-style-number>
      <text:list-level-style-number text:level="6" text:style-name="Numbering_20_Symbols" style:num-prefix=" " style:num-suffix="." style:num-format="1" text:start-value="6" text:display-levels="6">
        <style:list-level-properties text:min-label-width="1.801cm"/>
      </text:list-level-style-number>
      <text:list-level-style-number text:level="7" text:style-name="Numbering_20_Symbols" style:num-prefix=" " style:num-suffix="." style:num-format="1" text:start-value="7" text:display-levels="7">
        <style:list-level-properties text:min-label-width="2.3cm"/>
      </text:list-level-style-number>
      <text:list-level-style-number text:level="8" text:style-name="Numbering_20_Symbols" style:num-prefix=" " style:num-suffix="." style:num-format="1" text:start-value="8" text:display-levels="8">
        <style:list-level-properties text:min-label-width="2.6cm"/>
      </text:list-level-style-number>
      <text:list-level-style-number text:level="9" text:style-name="Numbering_20_Symbols" style:num-prefix=" " style:num-suffix="." style:num-format="1" text:start-value="9" text:display-levels="9">
        <style:list-level-properties text:min-label-width="2.801cm"/>
      </text:list-level-style-number>
      <text:list-level-style-number text:level="10" text:style-name="Numbering_20_Symbols" style:num-prefix=" " style:num-suffix="." style:num-format="1" text:start-value="10" text:display-levels="10">
        <style:list-level-properties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
  </meta:generator>
    <meta:creation-date>2007-07-25T17:51:36</meta:creation-date>
    <dc:date>2007-09-26T10:38:33</dc:date>
    <dc:language>en-US</dc:language>
    <meta:editing-cycles>27</meta:editing-cycles>
    <meta:editing-duration>PT9H39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